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designr2/documentevent.py" manifest:media-type=""/>
  <manifest:file-entry manifest:full-path="Scripts/python/pythonpath/pqdesignr2/staticdialog.py" manifest:media-type=""/>
  <manifest:file-entry manifest:full-path="Scripts/python/pythonpath/pqdesignr2/points.py" manifest:media-type=""/>
  <manifest:file-entry manifest:full-path="Scripts/python/pythonpath/pqdesignr2/transientdialog.py" manifest:media-type=""/>
  <manifest:file-entry manifest:full-path="Scripts/python/pythonpath/pqdesignr2/commons.py" manifest:media-type=""/>
  <manifest:file-entry manifest:full-path="Scripts/python/pythonpath/pqdesignr2/__init__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pqdesignr2/dialogcommons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="none"/>
      <style:text-properties fo:color="#000000"/>
    </style:style>
    <style:style style:name="ce48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52" style:family="table-cell" style:parent-style-name="Default" style:data-style-name="N10114">
      <style:table-cell-properties fo:border="none"/>
      <style:text-properties fo:color="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13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5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2" table:number-columns-repeated="1021" table:default-cell-style-name="ce28"/>
        <table:table-row table:style-name="ro1">
          <table:table-cell/>
          <table:table-cell table:style-name="ce42" office:value-type="string" calcext:value-type="string">
            <text:p>済をﾘｾｯﾄ</text:p>
          </table:table-cell>
          <table:table-cell table:style-name="ce14" office:value-type="string" calcext:value-type="string">
            <text:p>全部位終了消去</text:p>
          </table:table-cell>
          <table:table-cell table:style-name="ce14" office:value-type="string" calcext:value-type="string">
            <text:p>印刷</text:p>
          </table:table-cell>
          <table:table-cell table:style-name="ce12" office:value-type="string" calcext:value-type="string">
            <text:p>月末印刷</text:p>
          </table:table-cell>
          <table:table-cell table:style-name="ce14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111</text:p>
          </table:table-cell>
          <table:table-cell table:style-name="ce38" office:value-type="string" calcext:value-type="string">
            <text:p>壱</text:p>
          </table:table-cell>
          <table:table-cell table:style-name="ce51" office:value-type="date" office:date-value="2018-08-27" calcext:value-type="date">
            <text:p>2018-8-27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222</text:p>
          </table:table-cell>
          <table:table-cell table:style-name="ce38" office:value-type="string" calcext:value-type="string">
            <text:p>似</text:p>
          </table:table-cell>
          <table:table-cell table:style-name="ce51" office:value-type="date" office:date-value="2018-07-03" calcext:value-type="date">
            <text:p>2018-7-3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555</text:p>
          </table:table-cell>
          <table:table-cell table:style-name="ce38" office:value-type="string" calcext:value-type="string">
            <text:p>五</text:p>
          </table:table-cell>
          <table:table-cell table:style-name="ce51" office:value-type="date" office:date-value="2018-09-11" calcext:value-type="date">
            <text:p>2018-9-11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777</text:p>
          </table:table-cell>
          <table:table-cell table:style-name="ce38" office:value-type="string" calcext:value-type="string">
            <text:p>七</text:p>
          </table:table-cell>
          <table:table-cell table:style-name="ce51" office:value-type="date" office:date-value="2018-08-20" calcext:value-type="date">
            <text:p>2018-8-20</text:p>
          </table:table-cell>
          <table:table-cell table:style-name="ce13"/>
          <table:table-cell table:style-name="ce38" table:number-columns-repeated="1019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 office:value-type="string" calcext:value-type="string">
            <text:p>黒行</text:p>
          </table:table-cell>
          <table:table-cell table:style-name="ce5" table:number-columns-repeated="1022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8" office:value-type="string" calcext:value-type="string">
            <text:p>00000333</text:p>
          </table:table-cell>
          <table:table-cell table:style-name="ce38" office:value-type="string" calcext:value-type="string">
            <text:p>参</text:p>
          </table:table-cell>
          <table:table-cell table:style-name="ce52" office:value-type="date" office:date-value="2018-09-15" calcext:value-type="date">
            <text:p>2018-9-15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444</text:p>
          </table:table-cell>
          <table:table-cell table:style-name="ce38" office:value-type="string" calcext:value-type="string">
            <text:p>四</text:p>
          </table:table-cell>
          <table:table-cell table:style-name="ce52" office:value-type="date" office:date-value="2018-09-24" calcext:value-type="date">
            <text:p>2018-9-24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666</text:p>
          </table:table-cell>
          <table:table-cell table:style-name="ce38" office:value-type="string" calcext:value-type="string">
            <text:p>六</text:p>
          </table:table-cell>
          <table:table-cell table:style-name="ce51" office:value-type="date" office:date-value="2018-09-04" calcext:value-type="date">
            <text:p>2018-9-4</text:p>
          </table:table-cell>
          <table:table-cell table:style-name="ce38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32" table:default-cell-style-name="ce28"/>
        <table:table-column table:style-name="co2" table:number-columns-repeated="915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333</text:p>
          </table:table-cell>
          <table:table-cell table:style-name="ce84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84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8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84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32"/>
          <table:table-cell table:number-columns-repeated="987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2" table:number-columns-repeated="939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444</text:p>
          </table:table-cell>
          <table:table-cell table:style-name="ce84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6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89" table:number-columns-repeated="2"/>
          <table:table-cell table:style-name="ce82"/>
          <table:table-cell table:style-name="ce105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70" table:number-columns-repeated="2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00/00/00</text:date>, <text:time style:data-style-name="N2" text:time-value="21:12:35.05619450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0-03T21:13:36.680091946</dc:date>
    <meta:editing-duration>P2DT3H17M37S</meta:editing-duration>
    <meta:editing-cycles>553</meta:editing-cycles>
    <meta:generator>LibreOffice/5.4.1.2$Linux_x86 LibreOffice_project/ea7cb86e6eeb2bf3a5af73a8f7777ac570321527</meta:generator>
    <meta:print-date>2018-10-03T21:13:10.953791013</meta:print-date>
    <meta:document-statistic meta:table-count="10" meta:cell-count="396" meta:object-count="0"/>
  </office:meta>
</office:document-meta>
</file>